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B Garamond" svg:font-family="'EB Garamond'"/>
    <style:font-face style:name="EB Garamond1" svg:font-family="'EB Garamond', serif"/>
    <style:font-face style:name="sans-serif" svg:font-family="sans-serif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" svg:font-family="'Akzidenz-Grotesk Pro'" style:font-pitch="variable"/>
    <style:font-face style:name="Akzidenz-Grotesk Pro1" svg:font-family="'Akzidenz-Grotesk Pro'" style:font-adornments="Regular" style:font-pitch="variable"/>
    <style:font-face style:name="NewBaskervilleC" svg:font-family="NewBaskervilleC" style:font-adornments="Regular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paragraph-rsid="002a0d2f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2a0d2f" officeooo:paragraph-rsid="002a0d2f" style:font-weight-asian="bold" style:font-weight-complex="bold"/>
    </style:style>
    <style:style style:name="P3" style:family="paragraph" style:parent-style-name="GodSpeaks">
      <style:text-properties officeooo:paragraph-rsid="00324f11"/>
    </style:style>
    <style:style style:name="P4" style:family="paragraph" style:parent-style-name="GodSpeaks">
      <style:text-properties officeooo:paragraph-rsid="004189d1"/>
    </style:style>
    <style:style style:name="P5" style:family="paragraph" style:parent-style-name="GodSpeaks">
      <style:text-properties officeooo:paragraph-rsid="0046403a"/>
    </style:style>
    <style:style style:name="P6" style:family="paragraph" style:parent-style-name="GodSpeaks">
      <style:text-properties officeooo:paragraph-rsid="004fc405"/>
    </style:style>
    <style:style style:name="P7" style:family="paragraph" style:parent-style-name="GodSpeaks">
      <style:text-properties officeooo:paragraph-rsid="0054e45c"/>
    </style:style>
    <style:style style:name="P8" style:family="paragraph" style:parent-style-name="GodSpeaks">
      <style:text-properties officeooo:paragraph-rsid="006f829a"/>
    </style:style>
    <style:style style:name="P9" style:family="paragraph" style:parent-style-name="GodSpeaks">
      <style:text-properties officeooo:paragraph-rsid="006fb6db"/>
    </style:style>
    <style:style style:name="P10" style:family="paragraph" style:parent-style-name="Text_20_body">
      <style:text-properties officeooo:rsid="007941da" officeooo:paragraph-rsid="007941da"/>
    </style:style>
    <style:style style:name="P11" style:family="paragraph" style:parent-style-name="Text_20_body">
      <style:text-properties officeooo:rsid="007b3038" officeooo:paragraph-rsid="007bca58"/>
    </style:style>
    <style:style style:name="P12" style:family="paragraph" style:parent-style-name="Text_20_body">
      <style:text-properties officeooo:rsid="0087df05" officeooo:paragraph-rsid="00880cde"/>
    </style:style>
    <style:style style:name="P13" style:family="paragraph" style:parent-style-name="Text_20_body">
      <style:text-properties officeooo:rsid="0087df05" officeooo:paragraph-rsid="00885d2b"/>
    </style:style>
    <style:style style:name="P14" style:family="paragraph" style:parent-style-name="Text_20_body">
      <style:text-properties officeooo:rsid="0087df05" officeooo:paragraph-rsid="008a0a4a"/>
    </style:style>
    <style:style style:name="P15" style:family="paragraph" style:parent-style-name="Text_20_body">
      <style:text-properties fo:font-weight="bold" officeooo:rsid="0087df05" officeooo:paragraph-rsid="0087df05" style:font-weight-asian="bold" style:font-weight-complex="bold"/>
    </style:style>
    <style:style style:name="P16" style:family="paragraph" style:parent-style-name="Text_20_body">
      <style:text-properties officeooo:paragraph-rsid="00885d2b"/>
    </style:style>
    <style:style style:name="P17" style:family="paragraph" style:parent-style-name="Heading_20_1">
      <style:text-properties officeooo:rsid="001efaaf" officeooo:paragraph-rsid="0029fcce"/>
    </style:style>
    <style:style style:name="P18" style:family="paragraph" style:parent-style-name="GodSpeaks">
      <style:text-properties officeooo:paragraph-rsid="00835594"/>
    </style:style>
    <style:style style:name="T1" style:family="text">
      <style:text-properties officeooo:rsid="001efaaf"/>
    </style:style>
    <style:style style:name="T2" style:family="text">
      <style:text-properties officeooo:rsid="00252604"/>
    </style:style>
    <style:style style:name="T3" style:family="text">
      <style:text-properties officeooo:rsid="0025ee19"/>
    </style:style>
    <style:style style:name="T4" style:family="text">
      <style:text-properties officeooo:rsid="002686fc"/>
    </style:style>
    <style:style style:name="T5" style:family="text">
      <style:text-properties officeooo:rsid="00292e8b"/>
    </style:style>
    <style:style style:name="T6" style:family="text">
      <style:text-properties officeooo:rsid="002a0d2f"/>
    </style:style>
    <style:style style:name="T7" style:family="text">
      <style:text-properties officeooo:rsid="002da41c"/>
    </style:style>
    <style:style style:name="T8" style:family="text">
      <style:text-properties officeooo:rsid="003035ae"/>
    </style:style>
    <style:style style:name="T9" style:family="text">
      <style:text-properties officeooo:rsid="003060ec"/>
    </style:style>
    <style:style style:name="T10" style:family="text">
      <style:text-properties officeooo:rsid="00336147"/>
    </style:style>
    <style:style style:name="T11" style:family="text">
      <style:text-properties officeooo:rsid="00348775"/>
    </style:style>
    <style:style style:name="T12" style:family="text">
      <style:text-properties officeooo:rsid="003a2397"/>
    </style:style>
    <style:style style:name="T13" style:family="text">
      <style:text-properties officeooo:rsid="00401aaa"/>
    </style:style>
    <style:style style:name="T14" style:family="text">
      <style:text-properties officeooo:rsid="004189d1"/>
    </style:style>
    <style:style style:name="T15" style:family="text">
      <style:text-properties officeooo:rsid="00428d29"/>
    </style:style>
    <style:style style:name="T16" style:family="text">
      <style:text-properties officeooo:rsid="00452abf"/>
    </style:style>
    <style:style style:name="T17" style:family="text">
      <style:text-properties officeooo:rsid="0045dfb0"/>
    </style:style>
    <style:style style:name="T18" style:family="text">
      <style:text-properties officeooo:rsid="0046403a"/>
    </style:style>
    <style:style style:name="T19" style:family="text">
      <style:text-properties officeooo:rsid="004687f1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4687f1" style:font-style-asian="italic" style:font-style-complex="italic"/>
    </style:style>
    <style:style style:name="T22" style:family="text">
      <style:text-properties fo:font-style="italic" officeooo:rsid="004e07cc" style:font-style-asian="italic" style:font-style-complex="italic"/>
    </style:style>
    <style:style style:name="T23" style:family="text">
      <style:text-properties fo:font-style="italic" officeooo:rsid="00581d27" style:font-style-asian="italic" style:font-style-complex="italic"/>
    </style:style>
    <style:style style:name="T24" style:family="text">
      <style:text-properties fo:font-style="italic" officeooo:rsid="007311be" style:font-style-asian="italic" style:font-style-complex="italic"/>
    </style:style>
    <style:style style:name="T25" style:family="text">
      <style:text-properties fo:font-style="italic" officeooo:rsid="007339a3" style:font-style-asian="italic" style:font-style-complex="italic"/>
    </style:style>
    <style:style style:name="T26" style:family="text">
      <style:text-properties fo:font-style="italic" officeooo:rsid="0073cdb4" style:font-style-asian="italic" style:font-style-complex="italic"/>
    </style:style>
    <style:style style:name="T27" style:family="text">
      <style:text-properties fo:font-style="italic" officeooo:rsid="00781d78" style:font-style-asian="italic" style:font-style-complex="italic"/>
    </style:style>
    <style:style style:name="T28" style:family="text">
      <style:text-properties fo:font-style="italic" officeooo:rsid="007ed14d" style:font-style-asian="italic" style:font-style-complex="italic"/>
    </style:style>
    <style:style style:name="T29" style:family="text">
      <style:text-properties fo:font-style="italic" officeooo:rsid="0081a6d4" style:font-style-asian="italic" style:font-style-complex="italic"/>
    </style:style>
    <style:style style:name="T30" style:family="text">
      <style:text-properties fo:font-style="italic" officeooo:rsid="00835594" style:font-style-asian="italic" style:font-style-complex="italic"/>
    </style:style>
    <style:style style:name="T31" style:family="text">
      <style:text-properties fo:font-style="italic" officeooo:rsid="0085e18b" style:font-style-asian="italic" style:font-style-complex="italic"/>
    </style:style>
    <style:style style:name="T32" style:family="text">
      <style:text-properties fo:font-style="italic" officeooo:rsid="008a0a4a" style:font-style-asian="italic" style:font-style-complex="italic"/>
    </style:style>
    <style:style style:name="T33" style:family="text">
      <style:text-properties fo:font-style="italic" officeooo:rsid="0090c188" style:font-style-asian="italic" style:font-style-complex="italic"/>
    </style:style>
    <style:style style:name="T34" style:family="text">
      <style:text-properties fo:font-style="italic" fo:font-weight="normal" officeooo:rsid="008a0a4a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90c188" style:font-style-asian="italic" style:font-weight-asian="normal" style:font-style-complex="italic" style:font-weight-complex="normal"/>
    </style:style>
    <style:style style:name="T36" style:family="text">
      <style:text-properties officeooo:rsid="0049f6b9"/>
    </style:style>
    <style:style style:name="T37" style:family="text">
      <style:text-properties officeooo:rsid="004e07cc"/>
    </style:style>
    <style:style style:name="T38" style:family="text">
      <style:text-properties fo:font-style="normal" officeooo:rsid="004e07cc" style:font-style-asian="normal" style:font-style-complex="normal"/>
    </style:style>
    <style:style style:name="T39" style:family="text">
      <style:text-properties fo:font-style="normal" officeooo:rsid="004f9970" style:font-style-asian="normal" style:font-style-complex="normal"/>
    </style:style>
    <style:style style:name="T40" style:family="text">
      <style:text-properties fo:font-style="normal" officeooo:rsid="00581d27" style:font-style-asian="normal" style:font-style-complex="normal"/>
    </style:style>
    <style:style style:name="T41" style:family="text">
      <style:text-properties fo:font-style="normal" officeooo:rsid="007339a3" style:font-style-asian="normal" style:font-style-complex="normal"/>
    </style:style>
    <style:style style:name="T42" style:family="text">
      <style:text-properties fo:font-style="normal" officeooo:rsid="0073cdb4" style:font-style-asian="normal" style:font-style-complex="normal"/>
    </style:style>
    <style:style style:name="T43" style:family="text">
      <style:text-properties fo:font-style="normal" officeooo:rsid="008c0424" style:font-style-asian="normal" style:font-style-complex="normal"/>
    </style:style>
    <style:style style:name="T44" style:family="text">
      <style:text-properties fo:font-style="normal" fo:font-weight="normal" officeooo:rsid="008c0424" style:font-style-asian="normal" style:font-weight-asian="normal" style:font-style-complex="normal" style:font-weight-complex="normal"/>
    </style:style>
    <style:style style:name="T45" style:family="text">
      <style:text-properties officeooo:rsid="004f9970"/>
    </style:style>
    <style:style style:name="T46" style:family="text">
      <style:text-properties officeooo:rsid="004fc405"/>
    </style:style>
    <style:style style:name="T47" style:family="text">
      <style:text-properties officeooo:rsid="00507534"/>
    </style:style>
    <style:style style:name="T48" style:family="text">
      <style:text-properties officeooo:rsid="0051a309"/>
    </style:style>
    <style:style style:name="T49" style:family="text">
      <style:text-properties officeooo:rsid="0055a001"/>
    </style:style>
    <style:style style:name="T50" style:family="text">
      <style:text-properties officeooo:rsid="0055a3cb"/>
    </style:style>
    <style:style style:name="T51" style:family="text">
      <style:text-properties officeooo:rsid="005a85f1"/>
    </style:style>
    <style:style style:name="T52" style:family="text">
      <style:text-properties officeooo:rsid="006136d4"/>
    </style:style>
    <style:style style:name="T53" style:family="text">
      <style:text-properties officeooo:rsid="0064f332"/>
    </style:style>
    <style:style style:name="T54" style:family="text">
      <style:text-properties officeooo:rsid="006a403e"/>
    </style:style>
    <style:style style:name="T55" style:family="text">
      <style:text-properties officeooo:rsid="006c4964"/>
    </style:style>
    <style:style style:name="T56" style:family="text">
      <style:text-properties officeooo:rsid="006f829a"/>
    </style:style>
    <style:style style:name="T57" style:family="text">
      <style:text-properties officeooo:rsid="0072264d"/>
    </style:style>
    <style:style style:name="T58" style:family="text">
      <style:text-properties officeooo:rsid="007311be"/>
    </style:style>
    <style:style style:name="T59" style:family="text">
      <style:text-properties officeooo:rsid="007339a3"/>
    </style:style>
    <style:style style:name="T60" style:family="text">
      <style:text-properties fo:font-weight="normal" officeooo:rsid="00428d29" style:font-weight-asian="normal" style:font-weight-complex="normal"/>
    </style:style>
    <style:style style:name="T61" style:family="text">
      <style:text-properties fo:font-weight="normal" officeooo:rsid="0076b844" style:font-weight-asian="normal" style:font-weight-complex="normal"/>
    </style:style>
    <style:style style:name="T62" style:family="text">
      <style:text-properties officeooo:rsid="0076b881"/>
    </style:style>
    <style:style style:name="T63" style:family="text">
      <style:text-properties officeooo:rsid="00781d78"/>
    </style:style>
    <style:style style:name="T64" style:family="text">
      <style:text-properties officeooo:rsid="007941da"/>
    </style:style>
    <style:style style:name="T65" style:family="text">
      <style:text-properties officeooo:rsid="00795116"/>
    </style:style>
    <style:style style:name="T66" style:family="text">
      <style:text-properties officeooo:rsid="007b3038"/>
    </style:style>
    <style:style style:name="T67" style:family="text">
      <style:text-properties style:text-position="super 58%"/>
    </style:style>
    <style:style style:name="T68" style:family="text">
      <style:text-properties officeooo:rsid="007b3bfe"/>
    </style:style>
    <style:style style:name="T69" style:family="text">
      <style:text-properties officeooo:rsid="007ed14d"/>
    </style:style>
    <style:style style:name="T70" style:family="text">
      <style:text-properties officeooo:rsid="00801b69"/>
    </style:style>
    <style:style style:name="T71" style:family="text">
      <style:text-properties officeooo:rsid="0085e18b"/>
    </style:style>
    <style:style style:name="T72" style:family="text">
      <style:text-properties officeooo:rsid="00880cde"/>
    </style:style>
    <style:style style:name="T73" style:family="text">
      <style:text-properties officeooo:rsid="00885d2b"/>
    </style:style>
    <style:style style:name="T74" style:family="text">
      <style:text-properties officeooo:rsid="008a0a4a"/>
    </style:style>
    <style:style style:name="T75" style:family="text">
      <style:text-properties fo:color="#b2b2b2" style:text-position="super 58%" officeooo:rsid="00880cde"/>
    </style:style>
    <style:style style:name="T76" style:family="text">
      <style:text-properties fo:color="#b2b2b2" officeooo:rsid="00880cde"/>
    </style:style>
    <style:style style:name="T77" style:family="text">
      <style:text-properties officeooo:rsid="008f56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Зданак Аваддзі</text:h>
      <text:h text:style-name="Heading_20_2" text:outline-level="2"><text:span text:style-name="Footnote_20_anchor">1:1</text:span><text:span text:style-name="T1">Валадар Бог кажа </text:span>да Эдом<text:span text:style-name="T1">а</text:span></text:h>
      <text:p text:style-name="P1"><text:span text:style-name="T6">Наступную в</text:span>естк<text:span text:style-name="T5">у мы пачулі ад Валадара, </text:span>пасланец <text:span text:style-name="T6">нясе яе да суседніх народаў:</text:span></text:p>
      <text:p text:style-name="P2">Падымайцеся! Ідзіце з вайной супраць яго!</text:p>
      <text:p text:style-name="GodSpeaks"><text:span text:style-name="Footnote_20_anchor">1:2</text:span><text:span text:style-name="T3">Я зраблю цябе дробяззю сярод іншых народаў, надта ты нікчэмны.</text:span></text:p>
      <text:p text:style-name="P3"><text:span text:style-name="Footnote_20_anchor">1:3</text:span><text:span text:style-name="T2">Тваё высакамернае </text:span>сэрц<text:span text:style-name="T4">а</text:span> падманва<text:span text:style-name="T2">е цябе, жыхару скальных </text:span>рас<text:span text:style-name="T8">селін! На ў</text:span>звыш<text:span text:style-name="T9">шы пасяліўся і кажаш сабе: «Хто здолее скінуць мяне долу?»</text:span></text:p>
      <text:p text:style-name="P8"><text:span text:style-name="Footnote_20_anchor">1:4</text:span><text:span text:style-name="T7">Ды хоць арлом узнясіся, хоць між зорак сабе гняздо ўладкуй — і адтуль я цябе зрыну — </text:span><text:span text:style-name="GodSpeaks_2014_External"><text:span text:style-name="T7">папярэджвае Валадар</text:span></text:span><text:span text:style-name="T7">.</text:span></text:p>
      <text:p text:style-name="GodSpeaks"><text:span text:style-name="Footnote_20_anchor">1:5</text:span><text:span text:style-name="T10">Прыйдзі </text:span>да <text:span text:style-name="T10">цябе злодзеі ці</text:span> <text:span text:style-name="T11">начныя грабежнікі, дык скрадуць толькі тое, што іх вабіць. Ці зборшчыкі вінаграду да цябе прыдуць — абавязкова рэштачкі на лозах пакінуць.</text:span></text:p>
      <text:p text:style-name="GodSpeaks"><text:span text:style-name="Footnote_20_anchor">1:6</text:span><text:span text:style-name="T13">Эсаў жа разрабаваны ўшчэнт, а яго скарбы і хованкі <text:tab/>выкрытыя.</text:span></text:p>
      <text:p text:style-name="P4"><text:span text:style-name="Footnote_20_anchor">1:7</text:span><text:span text:style-name="T12">Твае ілжэсаюзнікі адціскаюць цябе да </text:span>мяж<text:span text:style-name="T12">ы, а твае мірныя суседзі падманам пераадольваюць цябе. Збожжа табе нясуць,</text:span> <text:span text:style-name="T14">а ты і не ўразумеў, што гэта пастка табе пад ногі!</text:span></text:p>
      <text:p text:style-name="P5"><text:span text:style-name="Footnote_20_anchor">1:8</text:span><text:span text:style-name="T15">У гэты самы дзень</text:span><text:span text:style-name="GodSpeaks_2014_External"><text:span text:style-name="T15"> — прадказвае Валадар — </text:span></text:span><text:s/><text:span text:style-name="T16">я вынішчу </text:span>разумны<text:span text:style-name="T16">х</text:span> <text:span text:style-name="T16">у</text:span> Эдом<text:span text:style-name="T16">е, а на </text:span>гар<text:span text:style-name="T17">ах</text:span> Эса<text:span text:style-name="T17">вавых — рэшты ўразумення. </text:span><text:span text:style-name="Footnote_20_anchor">1:9</text:span><text:span text:style-name="T18">Ваяры твае, Тэма</text:span><text:span text:style-name="T21">́</text:span><text:span text:style-name="T18">не*,</text:span> <text:span text:style-name="T19">здранцвеюць ад жаху, а я тым часам <text:s text:c="2"/>учыню такое забойства, што будзе выразаны кожны асобны чалавек на гарах </text:span>Эсаў<text:span text:style-name="T36">скіх.</text:span></text:p>
      <text:p text:style-name="P6"><text:span text:style-name="Footnote_20_anchor">1:10</text:span><text:span text:style-name="T37">З-за</text:span> гвалт<text:span text:style-name="T37">у</text:span> <text:span text:style-name="T45">над тваім </text:span>брат<text:span text:style-name="T45">ам</text:span> Яак<text:span text:style-name="T37">о</text:span><text:span text:style-name="T22">́</text:span><text:span text:style-name="T38">ва</text:span><text:span text:style-name="T39">м</text:span> <text:span text:style-name="T45">цябе </text:span>пакр<text:span text:style-name="T45">ывае г</text:span>аньба і <text:span text:style-name="T45">ты будзеш выразаны назаўсёды.</text:span></text:p>
      <text:p text:style-name="P7"><text:span text:style-name="Footnote_20_anchor">1:11</text:span><text:span text:style-name="T46">У той дзень, калі захопнікі вялі ў палон яго войскі, калі чужынцы бралі яго </text:span>брам<text:span text:style-name="T47">ы, калі лёсавалі наконт Ерусаліма</text:span>, <text:span text:style-name="T48">ты стаяў побач і глядзеў. Ты сам стаў як адзін з іх! </text:span><text:span text:style-name="Footnote_20_anchor">1:12</text:span><text:span text:style-name="T49">Дык </text:span>не <text:span text:style-name="T50">назірай безуважна, калі ў твайго брата нягода, ды не злараднічай з сыноў Егуды</text:span><text:span text:style-name="T23">́,</text:span><text:span text:style-name="T40"> калі яны гінуць, </text:span>і не <text:span text:style-name="T51">фанабэрся ў часіну </text:span>бедства.</text:p>
      <text:p text:style-name="GodSpeaks"><text:soft-page-break/><text:span text:style-name="Footnote_20_anchor">1:13</text:span><text:span text:style-name="T52">Не ўваходзь у браму да майго народа падчас яго бяздолля, у часіну гаротную </text:span>не <text:span text:style-name="T53">кпі хоць ты з яго бяды, ды не прыбірай да рук ягонае багацце* ў ліхую гадзіну. </text:span><text:span text:style-name="Footnote_20_anchor">1:14</text:span><text:span text:style-name="T54">І</text:span> не <text:span text:style-name="T54">стой </text:span>на <text:span text:style-name="T54">скрыжаваннях* каб выразаць яго бежанцаў, ды не выдавай яго выратаванцаў у часіну </text:span>бедства.</text:p>
      <text:p text:style-name="P9"><text:span text:style-name="Footnote_20_anchor">1:15</text:span><text:span text:style-name="T55">Бо насоўваецца Валадараў дзень на ўсе </text:span>народ<text:span text:style-name="T56">ы.</text:span> <text:span text:style-name="T56">Я</text:span>к <text:span text:style-name="T56">ты чыніў, так табе будзе чынена, і вынік тваіх дзеянняў вернецца ўласна да цябе.</text:span></text:p>
      <text:p text:style-name="P18"><text:span text:style-name="Footnote_20_anchor">1:16</text:span><text:span text:style-name="T57">Як вы пілі на маёй святой </text:span>гар<text:span text:style-name="T57">ы, так усе народы будуць піць без упынку, праз гэта ашалеюць, і страцяцца, бы</text:span> <text:span text:style-name="T58">і не былі.</text:span><text:span text:style-name="Footnote_20_anchor">1:17</text:span><text:span text:style-name="T58">А</text:span> <text:span text:style-name="T58">на </text:span>Цыё<text:span text:style-name="T24">́</text:span>н<text:span text:style-name="T58">е-гары</text:span> <text:span text:style-name="T58">наступіць </text:span>збаўленне і <text:span text:style-name="T59">ўсталюецца святасць, і клан Яако</text:span><text:span text:style-name="T25">́</text:span><text:span text:style-name="T41">ваў </text:span><text:span text:style-name="T42">атрымае </text:span><text:span text:style-name="T41">ў спадчыну тое, што </text:span><text:span text:style-name="T42">ім</text:span><text:span text:style-name="T41"> </text:span><text:span text:style-name="T42">належыць</text:span><text:span text:style-name="T59">. </text:span><text:span text:style-name="Footnote_20_anchor"><text:span text:style-name="T59">1:18</text:span></text:span><text:span text:style-name="T59">Будзе клан Яакова бы вогнішча, клан Ёсэ</text:span><text:span text:style-name="T26">́</text:span><text:span text:style-name="T59">фа — бы полымя, а клан Эса</text:span><text:span text:style-name="T26">́</text:span><text:span text:style-name="T59">ва — што салома: падпаляць яго, выжгуць яго, і не будзе ўратавання клану Эсававу,</text:span><text:span text:style-name="GodSpeaks_2014_External"><text:span text:style-name="T60"> —</text:span></text:span><text:span text:style-name="GodSpeaks_2014_External"><text:span text:style-name="T61">так</text:span></text:span><text:span text:style-name="GodSpeaks_2014_External"><text:span text:style-name="T60"> </text:span></text:span><text:span text:style-name="GodSpeaks_2014_External"><text:span text:style-name="T61">кажа </text:span></text:span><text:span text:style-name="GodSpeaks_2014_External"><text:span text:style-name="T60">Валадар.</text:span></text:span><text:span text:style-name="Footnote_20_anchor">1:19</text:span><text:span text:style-name="T62">Поўдзень успадкуе </text:span>гар<text:span text:style-name="T63">у</text:span> Эса<text:span text:style-name="T27">́</text:span><text:span text:style-name="T63">ва, а Падол — абшары </text:span>філістын<text:span text:style-name="T64">цаў. Да іх жа адыдуць вясковыя мясцовасці </text:span>Эфраі<text:span text:style-name="T28">́</text:span>м<text:span text:style-name="T69">а і Сама</text:span><text:span text:style-name="T28">́</text:span><text:span text:style-name="T69">рыі, а да <text:s/></text:span>Бін’ямін<text:span text:style-name="T69">а — </text:span>Гіл’а<text:span text:style-name="T28">́</text:span>д. <text:span text:style-name="Footnote_20_anchor">1:20</text:span><text:span text:style-name="T70">А ўжо выгнанцы з таго натоўпу сыноў Ізрайлевых, што жывуць у Кнаа</text:span><text:span text:style-name="T29">́</text:span><text:span text:style-name="T70">не, ажно да Царфа</text:span><text:span text:style-name="T29">́</text:span><text:span text:style-name="T70">та, ды выгнанцы з Ерусаліма, што мяшкаюць у Сфара</text:span><text:span text:style-name="T30">́</text:span><text:span text:style-name="T70">дзе, — яны ўспадкуюць гарады Поўдня*.</text:span><text:span text:style-name="Footnote_20_anchor">1:21</text:span><text:span text:style-name="T71">На</text:span> <text:span text:style-name="T71">Цыё</text:span><text:span text:style-name="T31">́</text:span><text:span text:style-name="T71">н-гару </text:span>падым<text:span text:style-name="T71">у</text:span>цца збавіц<text:span text:style-name="T71">елі, каб судзіць </text:span>гар<text:span text:style-name="T71">у</text:span> Эса<text:span text:style-name="T31">́</text:span><text:span text:style-name="T71">ва, і усталюецца панаванне Валадара.</text:span></text:p>
      <text:p text:style-name="P10">Поўдзень <text:span text:style-name="T66">Егудэйскі</text:span>, Нэгэў /ne<text:span text:style-name="T66">́</text:span>gev/ — пустынная мясцовасць на поўдні Егудэ́і паміж <text:span text:style-name="T65">Міжземным морам і Ака́бай — залівам Чырвонага мора. Сёння займае 60 паўднёвый адсоткаў тэрыторыі Ізраіля. [Выяву!]</text:span></text:p>
      <text:p text:style-name="P11">Падол Егудэйскі /š<text:span text:style-name="T67">ə</text:span>fēlā́/, узмор’е <text:span text:style-name="T68">Міжземнага мора на захадзе Егудэ́і.</text:span></text:p>
      <text:p text:style-name="P16"><text:span text:style-name="T72">Тэма́н /tēmā́n/ «поўдзень» — </text:span><text:span text:style-name="T75">1</text:span><text:span text:style-name="T72">унук Эса́ва і адзін з князёў Эдома; </text:span><text:span text:style-name="T75">2</text:span><text:span text:style-name="T72">племя, паходзячае ад 1) і славутае разумнасцю сваіх жыхароў; </text:span><text:span text:style-name="T75">3</text:span><text:span text:style-name="T72">месца жыхарства 2), мясцовасць на ўсход ад Ідумеі.</text:span></text:p>
      <text:p text:style-name="P15">Гульня слоў <text:span text:style-name="T73">(у тэксце пазначаная «*»)</text:span>: <text:span text:style-name="T34">ічцп</text:span><text:span text:style-name="T35">г</text:span><text:span text:style-name="T44">: іншае чытанне ці падобна гучыць</text:span></text:p>
      <text:p text:style-name="P13">Тэма́н <text:span text:style-name="T77">(«разуменне» ў папярэдняй фразе)</text:span></text:p>
      <text:p text:style-name="P12">«<text:span text:style-name="T53">не пускай на вецер (не прыбірай да рук) ягонае багацце</text:span>» — <text:span text:style-name="T32">ічцп</text:span><text:span text:style-name="T33">г</text:span><text:span text:style-name="T74"> </text:span>«не <text:span text:style-name="T72">вынішчай яго армію</text:span>» <text:span text:style-name="T72">(да фразы «калі захопнікі вялі ў палон яго войскі, калі чужынцы бралі яго брамы», ключавыя словы «армія, брамы» у абедзвюх фразах).</text:span></text:p>
      <text:p text:style-name="P14">«не <text:span text:style-name="T54">стой </text:span>на <text:span text:style-name="T54">скрыжаваннях</text:span>» — <text:span text:style-name="T32">ічцп</text:span><text:span text:style-name="T33">г</text:span><text:span text:style-name="T32"> </text:span>«не ўпорнічай у <text:span text:style-name="T72">грабяжы</text:span>» <text:span text:style-name="T72">(да папярэдняй фразы, ключавыя словы «грабёж, багацце»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B Garamond" svg:font-family="'EB Garamond'"/>
    <style:font-face style:name="EB Garamond1" svg:font-family="'EB Garamond', serif"/>
    <style:font-face style:name="sans-serif" svg:font-family="sans-serif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Akzidenz-Grotesk Pro" svg:font-family="'Akzidenz-Grotesk Pro'" style:font-pitch="variable"/>
    <style:font-face style:name="Akzidenz-Grotesk Pro1" svg:font-family="'Akzidenz-Grotesk Pro'" style:font-adornments="Regular" style:font-pitch="variable"/>
    <style:font-face style:name="NewBaskervilleC" svg:font-family="NewBaskervilleC" style:font-adornments="Regular" style:font-pitch="variable"/>
    <style:font-face style:name="FreeSerif" svg:font-family="FreeSerif" style:font-adornments="Regular" style:font-family-generic="roman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Akzidenz-Grotesk Pro" fo:font-family="'Akzidenz-Grotesk Pro'" style:font-pitch="variable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/>
      <style:paragraph-properties fo:margin-left="0in" fo:margin-right="0in" fo:margin-top="0in" fo:margin-bottom="0.1in" loext:contextual-spacing="false" fo:line-height="115%" fo:text-indent="0.4in" style:auto-text-indent="false" style:page-number="auto" fo:background-color="transparent">
        <style:tab-stops/>
      </style:paragraph-properties>
      <style:text-properties style:font-name="FreeSerif" fo:font-family="FreeSerif" style:font-style-name="Regular" style:font-family-generic="roman" style:font-pitch="variable"/>
    </style:style>
    <style:style style:name="List" style:family="paragraph" style:parent-style-name="Text_20_body" style:class="list">
      <style:text-properties style:font-name="EB Garamond" fo:font-family="'EB Garamond'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 style:master-page-name="">
      <style:paragraph-properties fo:margin-top="0in" fo:margin-bottom="0.0417in" loext:contextual-spacing="false" fo:text-align="center" style:justify-single-word="false" style:page-number="auto" text:number-lines="false" text:line-number="0">
        <style:tab-stops/>
      </style:paragraph-properties>
      <style:text-properties style:font-name="Akzidenz-Grotesk Pro1" fo:font-family="'Akzidenz-Grotesk Pro'" style:font-style-name="Regular" style:font-pitch="variable"/>
    </style:style>
    <style:style style:name="GodSpeaks" style:family="paragraph" style:parent-style-name="Text_20_body" style:master-page-name="">
      <loext:graphic-properties draw:fill="solid" draw:fill-color="#fffff5"/>
      <style:paragraph-properties fo:margin-left="0.3402in" fo:margin-right="0.3402in" fo:text-align="justify" style:justify-single-word="false" fo:text-indent="0.4in" style:auto-text-indent="false" style:page-number="auto" fo:background-color="#fffff5" fo:padding="0.1799in" fo:border="0.99pt solid #999999" style:shadow="#808080 0.0693in 0.0693in">
        <style:tab-stops/>
      </style:paragraph-properties>
      <style:text-properties style:font-name="NewBaskervilleC" fo:font-family="NewBaskervilleC" style:font-style-name="Regular" style:font-pitch="variable" fo:font-size="13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fo:color="#ffff99" style:text-position="super 58%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odSpeaks_2014_External" style:display-name="GodSpeaks—External" style:family="text">
      <style:text-properties style:font-name="FreeSerif" fo:font-family="FreeSerif" style:font-style-name="Regular" style:font-family-generic="roman" style:font-pitch="variable" fo:background-color="#ffffff" loext:padding="0.4in" loext:border="none" loext:shadow="#808080 -0.0693in -0.0693in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āle Mottahedin</meta:initial-creator>
    <meta:creation-date>2020-06-27T23:48:02.135911526</meta:creation-date>
    <dc:date>2020-07-05T23:06:50.836213759</dc:date>
    <dc:creator>Žāle Mottahedin</dc:creator>
    <meta:editing-duration>PT6H52M3S</meta:editing-duration>
    <meta:editing-cycles>33</meta:editing-cycles>
    <meta:generator>LibreOffice/6.2.8.2$Linux_X86_64 LibreOffice_project/20$Build-2</meta:generator>
    <meta:document-statistic meta:table-count="0" meta:image-count="0" meta:object-count="0" meta:page-count="2" meta:paragraph-count="23" meta:word-count="565" meta:character-count="3635" meta:non-whitespace-character-count="3072"/>
  </office:meta>
</office:document-meta>
</file>